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E00000195081550BF3DE49E9A.png" manifest:media-type="image/png"/>
  <manifest:file-entry manifest:full-path="Pictures/1000000100000263000001EE64084548B99DCAF8.png" manifest:media-type="image/png"/>
  <manifest:file-entry manifest:full-path="Pictures/100000010000025F00000114D88F5FE06A432A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b89a" officeooo:paragraph-rsid="0018b89a"/>
    </style:style>
    <style:style style:name="P2" style:family="paragraph" style:parent-style-name="Standard">
      <style:paragraph-properties fo:break-before="page"/>
      <style:text-properties officeooo:rsid="0018b89a" officeooo:paragraph-rsid="0018b89a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ción de clases y metodos en java</text:span></text:p>
      <text:p text:style-name="P1"><draw:frame draw:style-name="fr1" draw:name="Imagen1" text:anchor-type="char" svg:x="-0.413cm" svg:y="0.45cm" svg:width="18.498cm" svg:height="11.181cm" draw:z-index="0"><draw:image xlink:href="Pictures/100000010000029E00000195081550BF3DE49E9A.png" xlink:type="simple" xlink:show="embed" xlink:actuate="onLoad" draw:mime-type="image/png"/></draw:frame><text:span text:style-name="T1"/></text:p>
      <text:p text:style-name="P1"><draw:frame draw:style-name="fr2" draw:name="Imagen2" text:anchor-type="char" svg:x="0.446cm" svg:y="0.191cm" svg:width="16.168cm" svg:height="13.072cm" draw:z-index="1"><draw:image xlink:href="Pictures/1000000100000263000001EE64084548B99DCAF8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draw:frame draw:style-name="fr1" draw:name="Imagen3" text:anchor-type="char" svg:x="0.469cm" svg:y="0cm" svg:width="16.062cm" svg:height="7.303cm" draw:z-index="2"><draw:image xlink:href="Pictures/100000010000025F00000114D88F5FE06A432A92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2T21:41:43</dc:date>
    <meta:editing-duration>PT32M15S</meta:editing-duration>
    <meta:editing-cycles>1</meta:editing-cycles>
    <meta:document-statistic meta:table-count="0" meta:image-count="3" meta:object-count="0" meta:page-count="2" meta:paragraph-count="1" meta:word-count="7" meta:character-count="36" meta:non-whitespace-character-count="30"/>
    <meta:generator>LibreOffice/7.2.2.2$Windows_X86_64 LibreOffice_project/02b2acce88a210515b4a5bb2e46cbfb63fe97d56</meta:generator>
  </office:meta>
</office:document-meta>
</file>